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2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andCity_Tile Layer 2" table:style-name="ta1">
        <table:table-column table:style-name="co1" table:number-columns-repeated="154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156"/>
        </table:table-row>
        <table:table-row table:style-name="ro1">
          <table:table-cell table:number-columns-repeated="152"/>
          <table:table-cell office:value-type="string" calcext:value-type="string">
            <text:p>TILE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6"/>
          <table:table-cell office:value-type="string" calcext:value-type="string">
            <text:p>TI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2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00:50:22.3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5T00:51:53.224000000</dc:date>
    <meta:editing-duration>PT1M54S</meta:editing-duration>
    <meta:editing-cycles>2</meta:editing-cycles>
    <meta:generator>LibreOffice/5.1.3.2$Windows_x86 LibreOffice_project/644e4637d1d8544fd9f56425bd6cec110e49301b</meta:generator>
    <meta:document-statistic meta:table-count="1" meta:cell-count="1046" meta:object-count="0"/>
  </office:meta>
</office:document-meta>
</file>